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4ed" officeooo:paragraph-rsid="0018f4ed"/>
    </style:style>
    <style:style style:name="P2" style:family="paragraph" style:parent-style-name="Standard">
      <style:text-properties officeooo:rsid="0018f4ed" officeooo:paragraph-rsid="0018f4ed"/>
    </style:style>
    <style:style style:name="P3" style:family="paragraph" style:parent-style-name="Standard">
      <style:text-properties officeooo:rsid="0019f00c" officeooo:paragraph-rsid="0019f0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uno: João dos Santos Neto</text:p>
      <text:p text:style-name="P1"/>
      <text:p text:style-name="P1">Quando uma empresa determina uma missão para ela ou uma meta, diretamente ao setor de TI, é importante informar quais necessidades serão esperadas para que sejam feitas atraves dos serviços.</text:p>
      <text:p text:style-name="P1">Para isso, uma ferramente é bastante utilizada para ajudar nesse gerenciamento chamada ITIL.</text:p>
      <text:p text:style-name="P1">ITIL surgiu no final dos anos 80 e teve sua segunda versão lançada nos anos 2000, logo depois uma terceira versão lançada no ano de 2007.</text:p>
      <text:p text:style-name="P1">Essa terceira versão do ITIL contem 5 livros que ajudam no gerenciamento de TI, dando apoio aos gestores.</text:p>
      <text:p text:style-name="P1">Ela possui 5 estrategias de serviço, que dão suporte para os seus gestores. Com ajuda desses processos, é possivel tomar melhores decisões para entrega do resultado da necessidad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4.2$Linux_X86_64 LibreOffice_project/30$Build-2</meta:generator>
    <dc:date>2022-08-09T20:52:10.331145944</dc:date>
    <meta:editing-duration>PT9M4S</meta:editing-duration>
    <meta:editing-cycles>2</meta:editing-cycles>
    <meta:document-statistic meta:table-count="0" meta:image-count="0" meta:object-count="0" meta:page-count="1" meta:paragraph-count="6" meta:word-count="120" meta:character-count="731" meta:non-whitespace-character-count="617"/>
  </office:meta>
</office:document-meta>
</file>